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8" style:family="table-cell" style:parent-style-name="Default" style:data-style-name="N0">
      <style:table-cell-properties fo:background-color="#985006"/>
    </style:style>
    <style:style style:name="ce113" style:family="table-cell" style:parent-style-name="Default" style:data-style-name="N0">
      <style:table-cell-properties fo:background-color="#fff200"/>
    </style:style>
    <style:style style:name="ce124" style:family="table-cell" style:parent-style-name="Default" style:data-style-name="N0">
      <style:table-cell-properties fo:background-color="#faa61a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87" style:family="table-cell" style:parent-style-name="Default" style:data-style-name="N0">
      <style:table-cell-properties fo:background-color="#ed1c24"/>
    </style:style>
    <style:style style:name="ce130" style:family="table-cell" style:parent-style-name="Default">
      <style:table-cell-properties fo:background-color="#fff200"/>
    </style:style>
    <style:style style:name="ce127" style:family="table-cell" style:parent-style-name="Default">
      <style:table-cell-properties fo:background-color="#faa61a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15" style:family="table-cell" style:parent-style-name="Default" style:data-style-name="N0">
      <style:table-cell-properties fo:background-color="#add58a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96" style:family="table-cell" style:parent-style-name="Default" style:data-style-name="N0">
      <style:table-cell-properties fo:background-color="#f7a19a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01" style:family="table-cell" style:parent-style-name="Default" style:data-style-name="N0">
      <style:table-cell-properties fo:background-color="#00a65d"/>
    </style:style>
    <style:style style:name="ce126" style:family="table-cell" style:parent-style-name="Default">
      <style:table-cell-properties fo:background-color="#add58a"/>
    </style:style>
    <style:style style:name="ce43" style:family="table-cell" style:parent-style-name="Default">
      <style:table-cell-properties fo:background-color="#0066b3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00" style:family="table-cell" style:parent-style-name="Default" style:data-style-name="N0">
      <style:table-cell-properties fo:background-color="#673604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53" style:family="table-cell" style:parent-style-name="Default">
      <style:table-cell-properties fo:background-color="#ffffff"/>
    </style:style>
    <style:style style:name="ce59" style:family="table-cell" style:parent-style-name="Default" style:data-style-name="N0">
      <style:table-cell-properties fo:background-color="#0066b3"/>
      <style:text-properties fo:color="#0066b3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203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20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76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478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508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09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10" style:family="table-cell" style:parent-style-name="Default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1"/>
    </style:style>
    <style:style style:name="ce511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2"/>
    </style:style>
    <style:style style:name="ce512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35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37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7"/>
    </style:style>
    <style:style style:name="ce5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13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7"/>
    </style:style>
    <style:style style:name="ce57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9"/>
    </style:style>
    <style:style style:name="ce57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0"/>
    </style:style>
    <style:style style:name="ce5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2"/>
    </style:style>
    <style:style style:name="ce58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5"/>
    </style:style>
    <style:style style:name="ce5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10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6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10"/>
    </style:style>
    <style:style style:name="ce5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5"/>
    </style:style>
    <style:style style:name="ce58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7"/>
    </style:style>
    <style:style style:name="ce58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58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6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"/>
    </style:style>
    <style:style style:name="ce6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"/>
    </style:style>
    <style:style style:name="ce6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8"/>
    </style:style>
    <style:style style:name="ce6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0"/>
    </style:style>
    <style:style style:name="ce6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1"/>
    </style:style>
    <style:style style:name="ce6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6"/>
    </style:style>
    <style:style style:name="ce6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1"/>
    </style:style>
    <style:style style:name="ce6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L9"/>
    </style:style>
    <style:style style:name="ce6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8"/>
    </style:style>
    <style:style style:name="ce6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6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1"/>
    </style:style>
    <style:style style:name="ce6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9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80" table:number-columns-repeated="13"/>
          <table:table-cell office:value-type="string" calcext:value-type="string">
            <text:p>Tile 1B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 table:number-columns-repeated="2"/>
          <table:table-cell table:style-name="ce80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3" table:number-columns-repeated="3"/>
          <table:table-cell table:style-name="ce80" table:number-columns-repeated="2"/>
          <table:table-cell table:style-name="ce83" table:number-columns-repeated="2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5"/>
          <table:table-cell table:style-name="ce82" table:number-columns-repeated="3"/>
          <table:table-cell table:style-name="ce80"/>
          <table:table-cell table:style-name="ce83" table:number-columns-repeated="4"/>
          <table:table-cell table:style-name="ce80" table:number-columns-repeated="2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 table:style-name="ce83" table:number-columns-repeated="3"/>
          <table:table-cell table:style-name="ce80"/>
          <table:table-cell table:style-name="ce8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2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 table:style-name="ce83" table:number-columns-repeated="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3" table:number-columns-repeated="4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/>
          <table:table-cell table:style-name="ce82" table:number-columns-repeated="4"/>
          <table:table-cell table:style-name="ce80" table:number-columns-repeated="11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4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3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2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2"/>
          <table:table-cell table:style-name="ce84" table:number-columns-repeated="3"/>
          <table:table-cell table:style-name="ce80" table:number-columns-repeated="4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 table:number-columns-repeated="5"/>
          <table:table-cell table:style-name="ce80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2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5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5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5"/>
          <table:table-cell table:style-name="ce8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9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5"/>
          <table:table-cell table:style-name="ce80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2"/>
          <table:table-cell table:style-name="ce43"/>
          <table:table-cell table:style-name="ce82"/>
          <table:table-cell table:style-name="ce43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 table:number-columns-repeated="2"/>
          <table:table-cell table:style-name="ce8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5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82" table:number-columns-repeated="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4"/>
          <table:table-cell table:style-name="ce116"/>
          <table:table-cell table:style-name="ce80" table:number-columns-repeated="6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14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7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8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 table:number-columns-repeated="3"/>
          <table:table-cell table:style-name="ce80"/>
          <table:table-cell table:style-name="ce116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2" table:number-columns-repeated="8"/>
          <table:table-cell office:value-type="string" calcext:value-type="string">
            <text:p>Tile 60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3" table:number-columns-repeated="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3" table:number-columns-repeated="3"/>
          <table:table-cell table:style-name="ce93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 table:number-columns-repeated="3"/>
          <table:table-cell table:style-name="ce93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 table:number-columns-repeated="2"/>
          <table:table-cell table:style-name="ce93" table:number-columns-repeated="9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3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5"/>
          <table:table-cell table:style-name="ce83" table:number-columns-repeated="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/>
          <table:table-cell table:style-name="ce83"/>
          <table:table-cell table:style-name="ce93" table:number-columns-repeated="5"/>
          <table:table-cell table:style-name="ce83" table:number-columns-repeated="2"/>
          <table:table-cell table:style-name="ce94" table:number-columns-repeated="7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7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8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5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7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6"/>
          <table:table-cell table:style-name="ce83" table:number-columns-repeated="7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4"/>
          <table:table-cell table:style-name="ce83" table:number-columns-repeated="3"/>
          <table:table-cell table:style-name="ce94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94" table:number-columns-repeated="2"/>
          <table:table-cell table:style-name="ce97" table:number-columns-repeated="5"/>
          <table:table-cell table:style-name="ce94"/>
          <table:table-cell table:style-name="ce8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/>
          <table:table-cell table:style-name="ce94"/>
          <table:table-cell table:style-name="ce97" table:number-columns-repeated="8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4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7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7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8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4" table:number-columns-repeated="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12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4" table:number-columns-repeated="11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 table:number-columns-repeated="9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4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4"/>
          <table:table-cell table:style-name="ce9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4"/>
          <table:table-cell table:style-name="ce94" table:number-columns-repeated="3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93" table:number-columns-repeated="6"/>
          <table:table-cell table:style-name="ce83" table:number-columns-repeated="3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3"/>
          <table:table-cell table:style-name="ce9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5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3"/>
          <table:table-cell table:style-name="ce89" table:number-columns-repeated="2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2"/>
          <table:table-cell table:style-name="ce89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3"/>
          <table:table-cell table:style-name="ce89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9" table:number-columns-repeated="6"/>
          <table:table-cell table:style-name="ce8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7"/>
          <table:table-cell table:style-name="ce8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7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4"/>
          <table:table-cell table:style-name="ce89" table:number-columns-repeated="2"/>
          <table:table-cell table:style-name="ce88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9" table:number-columns-repeated="6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9" table:number-columns-repeated="7"/>
          <table:table-cell table:style-name="ce8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8"/>
          <table:table-cell table:style-name="ce88" table:number-columns-repeated="2"/>
          <table:table-cell table:style-name="ce89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10">
          <table:table-cell table:style-name="ce80" table:number-columns-repeated="13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7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3"/>
          <table:table-cell table:style-name="ce94" table:number-columns-repeated="3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3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5"/>
          <table:table-cell table:style-name="ce93" table:number-columns-repeated="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3"/>
          <table:table-cell table:style-name="ce94" table:number-columns-repeated="2"/>
          <table:table-cell table:style-name="ce97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2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/>
          <table:table-cell table:style-name="ce94"/>
          <table:table-cell table:style-name="ce97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7" table:number-columns-repeated="6"/>
          <table:table-cell table:style-name="ce94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 table:number-columns-repeated="6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4" table:number-columns-repeated="4"/>
          <table:table-cell table:style-name="ce83" table:number-columns-repeated="6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2"/>
          <table:table-cell table:style-name="ce97" table:number-columns-repeated="4"/>
          <table:table-cell table:style-name="ce94" table:number-columns-repeated="5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97" table:number-columns-repeated="11"/>
          <table:table-cell table:style-name="ce94" table:number-columns-repeated="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94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93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3">
          <table:table-cell table:style-name="ce93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5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97"/>
          <table:table-cell table:style-name="ce94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80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11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5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8" table:number-columns-repeated="2"/>
          <table:table-cell table:style-name="ce89"/>
          <table:table-cell table:number-columns-repeated="1008"/>
        </table:table-row>
        <table:table-row table:style-name="ro1" table:number-rows-repeated="3">
          <table:table-cell table:style-name="ce80" table:number-columns-repeated="13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6"/>
          <table:table-cell table:style-name="ce88" table:number-columns-repeated="2"/>
          <table:table-cell office:value-type="string" calcext:value-type="string">
            <text:p>Tile 6E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8" table:number-columns-repeated="10"/>
          <table:table-cell table:style-name="ce91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/>
          <table:table-cell table:style-name="ce88" table:number-columns-repeated="3"/>
          <table:table-cell table:style-name="ce89" table:number-columns-repeated="7"/>
          <table:table-cell table:style-name="ce88" table:number-columns-repeated="5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89" table:number-columns-repeated="11"/>
          <table:table-cell table:style-name="ce88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8"/>
          <table:table-cell table:style-name="ce89" table:number-columns-repeated="15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9" table:number-columns-repeated="6"/>
          <table:table-cell table:style-name="ce80"/>
          <table:table-cell table:style-name="ce89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/>
          <table:table-cell table:style-name="ce89"/>
          <table:table-cell table:style-name="ce80"/>
          <table:table-cell table:style-name="ce89" table:number-columns-repeated="2"/>
          <table:table-cell table:style-name="ce91"/>
          <table:table-cell table:style-name="ce89"/>
          <table:table-cell table:style-name="ce80"/>
          <table:table-cell table:style-name="ce89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1" table:number-columns-repeated="2"/>
          <table:table-cell table:style-name="ce89" table:number-columns-repeated="2"/>
          <table:table-cell table:style-name="ce88"/>
          <table:table-cell table:style-name="ce80"/>
          <table:table-cell table:style-name="ce88" table:number-columns-repeated="4"/>
          <table:table-cell table:style-name="ce99"/>
          <table:table-cell table:style-name="ce80"/>
          <table:table-cell table:style-name="ce88"/>
          <table:table-cell table:style-name="ce80" table:number-columns-repeated="2"/>
          <table:table-cell table:style-name="ce8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8" table:number-columns-repeated="3"/>
          <table:table-cell table:style-name="ce90" table:number-columns-repeated="5"/>
          <table:table-cell table:style-name="ce8"/>
          <table:table-cell table:style-name="ce80"/>
          <table:table-cell table:style-name="ce90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90" table:number-columns-repeated="13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97"/>
          <table:table-cell table:style-name="ce93" table:number-columns-repeated="2"/>
          <table:table-cell table:style-name="ce97"/>
          <table:table-cell table:style-name="ce90" table:number-columns-repeated="2"/>
          <table:table-cell table:style-name="ce97"/>
          <table:table-cell table:style-name="ce93" table:number-columns-repeated="2"/>
          <table:table-cell table:style-name="ce97"/>
          <table:table-cell table:style-name="ce90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10"/>
          <table:table-cell table:style-name="ce88"/>
          <table:table-cell table:style-name="ce89"/>
          <table:table-cell table:style-name="ce88" table:number-columns-repeated="2"/>
          <table:table-cell table:style-name="ce80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5"/>
          <table:table-cell table:style-name="ce89" table:number-columns-repeated="5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9" table:number-columns-repeated="3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8" table:number-columns-repeated="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8" table:number-columns-repeated="7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9" table:number-columns-repeated="1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0"/>
          <table:table-cell table:style-name="ce88" table:number-columns-repeated="2"/>
          <table:table-cell table:style-name="ce89" table:number-columns-repeated="10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 table:number-columns-repeated="3"/>
          <table:table-cell table:style-name="ce89" table:number-columns-repeated="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 table:number-columns-repeated="3"/>
          <table:table-cell table:style-name="ce89" table:number-columns-repeated="8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 table:number-columns-repeated="2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5">
          <table:table-cell table:style-name="ce89"/>
          <table:table-cell table:style-name="ce88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0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8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7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/>
          <table:table-cell table:style-name="ce97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 table:number-rows-repeated="3">
          <table:table-cell table:style-name="ce93" table:number-columns-repeated="4"/>
          <table:table-cell table:style-name="ce83"/>
          <table:table-cell table:style-name="ce94"/>
          <table:table-cell table:style-name="ce97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 table:number-columns-repeated="3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3" table:number-columns-repeated="3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3"/>
          <table:table-cell table:style-name="ce83" table:number-columns-repeated="9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2"/>
          <table:table-cell table:style-name="ce94"/>
          <table:table-cell table:style-name="ce83" table:number-columns-repeated="2"/>
          <table:table-cell table:style-name="ce93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97" table:number-columns-repeated="3"/>
          <table:table-cell table:style-name="ce9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8"/>
          <table:table-cell table:style-name="ce8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2"/>
          <table:table-cell table:style-name="ce83" table:number-columns-repeated="4"/>
          <table:table-cell table:style-name="ce80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80" table:number-columns-repeated="1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97"/>
          <table:table-cell table:style-name="ce93"/>
          <table:table-cell table:style-name="ce80" table:number-columns-repeated="3"/>
          <table:table-cell table:style-name="ce90" table:number-columns-repeated="2"/>
          <table:table-cell table:style-name="ce97"/>
          <table:table-cell table:style-name="ce93" table:number-columns-repeated="3"/>
          <table:table-cell table:style-name="ce97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/>
          <table:table-cell table:style-name="ce93"/>
          <table:table-cell table:style-name="ce80"/>
          <table:table-cell table:style-name="ce90"/>
          <table:table-cell table:style-name="ce97"/>
          <table:table-cell table:style-name="ce93" table:number-columns-repeated="2"/>
          <table:table-cell table:style-name="ce80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 table:number-columns-repeated="2"/>
          <table:table-cell table:style-name="ce88"/>
          <table:table-cell table:style-name="ce90"/>
          <table:table-cell table:style-name="ce97"/>
          <table:table-cell table:style-name="ce93" table:number-columns-repeated="2"/>
          <table:table-cell table:style-name="ce80"/>
          <table:table-cell table:style-name="ce93"/>
          <table:table-cell table:style-name="ce8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97" table:number-columns-repeated="2"/>
          <table:table-cell table:style-name="ce88"/>
          <table:table-cell table:style-name="ce90" table:number-columns-repeated="3"/>
          <table:table-cell table:style-name="ce97"/>
          <table:table-cell table:style-name="ce93"/>
          <table:table-cell table:style-name="ce80" table:number-columns-repeated="2"/>
          <table:table-cell table:style-name="ce9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4"/>
          <table:table-cell table:style-name="ce88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80" table:number-columns-repeated="3"/>
          <table:table-cell table:style-name="ce90" table:number-columns-repeated="3"/>
          <table:table-cell table:style-name="ce88"/>
          <table:table-cell table:style-name="ce90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88"/>
          <table:table-cell table:style-name="ce90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6"/>
          <table:table-cell table:style-name="ce8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5"/>
          <table:table-cell table:style-name="ce88" table:number-columns-repeated="2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 table:number-columns-repeated="5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" table:number-columns-repeated="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6"/>
          <table:table-cell table:style-name="ce80" table:number-columns-repeated="3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6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0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2"/>
          <table:table-cell table:style-name="ce89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/>
          <table:table-cell table:style-name="ce88"/>
          <table:table-cell table:style-name="ce90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/>
          <table:table-cell table:style-name="ce88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4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7"/>
          <table:table-cell table:style-name="ce88"/>
          <table:table-cell table:style-name="ce90" table:number-columns-repeated="2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 table:number-columns-repeated="3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11"/>
          <table:table-cell table:style-name="ce88" table:number-columns-repeated="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88" table:number-columns-repeated="2"/>
          <table:table-cell table:style-name="ce80" table:number-columns-repeated="7"/>
          <table:table-cell table:style-name="ce83"/>
          <table:table-cell table:style-name="ce93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89" table:number-columns-repeated="2"/>
          <table:table-cell table:style-name="ce88"/>
          <table:table-cell table:style-name="ce80" table:number-columns-repeated="7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2"/>
          <table:table-cell table:style-name="ce80" table:number-columns-repeated="5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 table:number-rows-repeated="3">
          <table:table-cell table:style-name="ce89" table:number-columns-repeated="4"/>
          <table:table-cell table:style-name="ce88"/>
          <table:table-cell table:style-name="ce80" table:number-columns-repeated="2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0" table:number-columns-repeated="4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5"/>
          <table:table-cell table:style-name="ce83"/>
          <table:table-cell table:style-name="ce93" table:number-columns-repeated="6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2"/>
          <table:table-cell table:style-name="ce93" table:number-columns-repeated="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3"/>
          <table:table-cell table:style-name="ce93" table:number-columns-repeated="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4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9"/>
          <table:table-cell table:style-name="ce94" table:number-columns-repeated="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10"/>
          <table:table-cell table:style-name="ce84" table:number-columns-repeated="2"/>
          <table:table-cell table:style-name="ce59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94" table:number-columns-repeated="2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 table:number-columns-repeated="5"/>
          <table:table-cell table:style-name="ce80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0" table:number-columns-repeated="5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80" table:number-columns-repeated="6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2"/>
          <table:table-cell table:style-name="ce80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94" table:number-columns-repeated="3"/>
          <table:table-cell table:style-name="ce80" table:number-columns-repeated="10"/>
          <table:table-cell table:style-name="ce94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94"/>
          <table:table-cell table:style-name="ce83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94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6">
          <table:table-cell table:style-name="ce94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4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 table:number-rows-repeated="3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94" table:number-columns-repeated="2"/>
          <table:table-cell table:style-name="ce93" table:number-columns-repeated="6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4" table:number-columns-repeated="2"/>
          <table:table-cell table:style-name="ce93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3"/>
          <table:table-cell table:style-name="ce93" table:number-columns-repeated="6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93" table:number-columns-repeated="7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90" table:number-columns-repeated="2"/>
          <table:table-cell table:style-name="ce80" table:number-columns-repeated="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/>
          <table:table-cell table:style-name="ce88"/>
          <table:table-cell table:style-name="ce90" table:number-columns-repeated="2"/>
          <table:table-cell table:style-name="ce80" table:number-columns-repeated="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3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3"/>
          <table:table-cell table:style-name="ce88"/>
          <table:table-cell table:style-name="ce9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90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0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 table:number-columns-repeated="10"/>
          <table:table-cell table:number-columns-repeated="1008"/>
        </table:table-row>
        <table:table-row table:style-name="ro1" table:number-rows-repeated="2">
          <table:table-cell table:style-name="ce90" table:number-columns-repeated="6"/>
          <table:table-cell table:style-name="ce88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1"/>
          <table:table-cell table:style-name="ce90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" table:number-columns-repeated="4"/>
          <table:table-cell table:style-name="ce90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11"/>
          <table:table-cell table:number-columns-repeated="1008"/>
        </table:table-row>
        <table:table-row table:style-name="ro1" table:number-rows-repeated="3">
          <table:table-cell table:style-name="ce80"/>
          <table:table-cell table:style-name="ce90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8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2"/>
          <table:table-cell table:style-name="ce90" table:number-columns-repeated="3"/>
          <table:table-cell table:style-name="ce88" table:number-columns-repeated="3"/>
          <table:table-cell table:style-name="ce89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5"/>
          <table:table-cell table:style-name="ce98" table:number-columns-repeated="5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8" table:number-columns-repeated="2"/>
          <table:table-cell table:style-name="ce98" table:number-columns-repeated="8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2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3"/>
          <table:table-cell table:style-name="ce98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5"/>
          <table:table-cell table:style-name="ce88"/>
          <table:table-cell table:style-name="ce89" table:number-columns-repeated="2"/>
          <table:table-cell table:style-name="ce98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2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/>
          <table:table-cell table:style-name="ce90" table:number-columns-repeated="3"/>
          <table:table-cell table:style-name="ce8"/>
          <table:table-cell table:style-name="ce88"/>
          <table:table-cell table:style-name="ce89" table:number-columns-repeated="3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3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9" table:number-columns-repeated="5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/>
          <table:table-cell table:style-name="ce88" table:number-columns-repeated="2"/>
          <table:table-cell table:style-name="ce89" table:number-columns-repeated="5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/>
          <table:table-cell table:style-name="ce89" table:number-columns-repeated="7"/>
          <table:table-cell table:style-name="ce98" table:number-columns-repeated="6"/>
          <table:table-cell table:number-columns-repeated="1008"/>
        </table:table-row>
        <table:table-row table:style-name="ro1" table:number-rows-repeated="2">
          <table:table-cell table:style-name="ce89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0"/>
          <table:table-cell table:style-name="ce80" table:number-columns-repeated="2"/>
          <table:table-cell table:style-name="ce82"/>
          <table:table-cell table:style-name="ce84" table:number-columns-repeated="2"/>
          <table:table-cell table:style-name="ce80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1"/>
          <table:table-cell table:style-name="ce8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8" table:number-columns-repeated="1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7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2"/>
          <table:table-cell table:style-name="ce88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3"/>
          <table:table-cell table:style-name="ce9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3"/>
          <table:table-cell table:style-name="ce89" table:number-columns-repeated="6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98" table:number-columns-repeated="5"/>
          <table:table-cell table:style-name="ce88" table:number-columns-repeated="3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98" table:number-columns-repeated="4"/>
          <table:table-cell table:style-name="ce88" table:number-columns-repeated="3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109" table:number-columns-repeated="17"/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/>
          <table:table-cell table:style-name="ce80" table:number-columns-repeated="1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9" table:number-columns-repeated="3"/>
          <table:table-cell table:style-name="ce80" table:number-columns-repeated="1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9" table:number-columns-repeated="4"/>
          <table:table-cell table:style-name="ce80" table:number-columns-repeated="12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 table:number-columns-repeated="11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3"/>
          <table:table-cell table:style-name="ce93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4" table:number-columns-repeated="4"/>
          <table:table-cell table:style-name="ce93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4"/>
          <table:table-cell table:style-name="ce83"/>
          <table:table-cell table:style-name="ce94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4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Default"/>
          <table:table-cell table:style-name="ce83" table:number-columns-repeated="2"/>
          <table:table-cell table:style-name="ce94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94" table:number-columns-repeated="3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2"/>
          <table:table-cell table:style-name="ce94" table:number-columns-repeated="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/>
          <table:table-cell table:style-name="ce94" table:number-columns-repeated="4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94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9"/>
          <table:table-cell table:style-name="ce83"/>
          <table:table-cell table:style-name="ce80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93" table:number-columns-repeated="9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4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2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 table:number-columns-repeated="3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/>
          <table:table-cell table:style-name="ce80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4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3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 table:number-rows-repeated="6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90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90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5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0"/>
          <table:table-cell table:style-name="ce88"/>
          <table:table-cell table:style-name="ce90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0" table:number-columns-repeated="3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6"/>
          <table:table-cell office:value-type="string" calcext:value-type="string">
            <text:p>Tile 8C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0"/>
          <table:table-cell table:style-name="ce80" table:number-columns-repeated="13"/>
          <table:table-cell table:style-name="ce9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 table:number-rows-repeated="3">
          <table:table-cell table:style-name="ce90" table:number-columns-repeated="8"/>
          <table:table-cell table:style-name="ce88"/>
          <table:table-cell table:style-name="ce89" table:number-columns-repeated="7"/>
          <table:table-cell table:number-columns-repeated="1008"/>
        </table:table-row>
        <table:table-row table:style-name="ro1" table:number-rows-repeated="3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0" table:number-columns-repeated="4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9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table:number-columns-repeated="1008"/>
        </table:table-row>
        <table:table-row table:style-name="ro1" table:number-rows-repeated="4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9" table:number-columns-repeated="4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9"/>
          <table:table-cell table:style-name="ce98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89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9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2">
          <table:table-cell table:style-name="ce98"/>
          <table:table-cell table:style-name="ce89" table:number-columns-repeated="6"/>
          <table:table-cell table:style-name="ce98" table:number-columns-repeated="9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9" table:number-columns-repeated="4"/>
          <table:table-cell table:style-name="ce98" table:number-columns-repeated="10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3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2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98" table:number-columns-repeated="4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2"/>
          <table:table-cell table:style-name="ce88" table:number-columns-repeated="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4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9"/>
          <table:table-cell table:style-name="ce89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98" table:number-columns-repeated="7"/>
          <table:table-cell table:style-name="ce88" table:number-columns-repeated="9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0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5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8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3"/>
          <table:table-cell table:style-name="ce88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91"/>
          <table:table-cell table:style-name="ce89"/>
          <table:table-cell table:style-name="ce88"/>
          <table:table-cell table:style-name="ce90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9" table:number-columns-repeated="2"/>
          <table:table-cell table:style-name="ce88"/>
          <table:table-cell table:style-name="ce90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9"/>
          <table:table-cell table:style-name="ce88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office:value-type="string" calcext:value-type="string">
            <text:p>Tile 92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5"/>
          <table:table-cell table:style-name="ce93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4"/>
          <table:table-cell table:style-name="ce93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3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3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A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9" table:number-columns-repeated="8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8"/>
          <table:table-cell table:style-name="ce8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5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5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0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84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4">
          <table:table-cell table:style-name="ce80" table:number-columns-repeated="1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0" table:number-columns-repeated="6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4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9" table:number-columns-repeated="8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6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9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84" table:number-columns-repeated="2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7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4"/>
          <table:table-cell table:style-name="ce80" table:number-columns-repeated="9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6"/>
          <table:table-cell table:style-name="ce84" table:number-columns-repeated="6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 table:number-columns-repeated="3"/>
          <table:table-cell table:style-name="ce80" table:number-columns-repeated="5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7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9"/>
          <table:table-cell table:style-name="ce80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10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style-name="ce8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43" table:number-columns-repeated="3"/>
          <table:table-cell table:style-name="ce82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6"/>
          <table:table-cell table:style-name="ce80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2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 table:number-columns-repeated="8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6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4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4" table:number-columns-repeated="3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2"/>
          <table:table-cell table:style-name="ce80" table:number-columns-repeated="5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1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4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/>
          <table:table-cell table:style-name="ce84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5"/>
          <table:table-cell table:style-name="ce80" table:number-columns-repeated="8"/>
          <table:table-cell table:style-name="ce84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10"/>
          <table:table-cell table:style-name="ce84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9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8"/>
          <table:table-cell table:style-name="ce89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7"/>
          <table:table-cell table:style-name="ce89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style-name="ce84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80" table:number-columns-repeated="1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4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9"/>
          <table:table-cell table:style-name="ce80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5"/>
          <table:table-cell table:style-name="ce80" table:number-columns-repeated="7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89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5"/>
          <table:table-cell table:style-name="ce80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0" table:number-columns-repeated="5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0" table:number-columns-repeated="4"/>
          <table:table-cell table:style-name="ce89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4"/>
          <table:table-cell table:style-name="ce80"/>
          <table:table-cell table:style-name="ce89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9" table:number-columns-repeated="8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9" table:number-columns-repeated="7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4" table:number-columns-repeated="6"/>
          <table:table-cell table:style-name="ce80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4"/>
          <table:table-cell table:style-name="ce80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4" table:number-columns-repeated="1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7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9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3"/>
          <table:table-cell table:style-name="ce84" table:number-columns-repeated="5"/>
          <table:table-cell table:style-name="ce80" table:number-columns-repeated="2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4"/>
          <table:table-cell table:style-name="ce84" table:number-columns-repeated="9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6"/>
          <table:table-cell table:style-name="ce8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9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6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7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5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1045552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 office:value-type="string" calcext:value-type="string">
            <text:p>5V</text:p>
          </table:table-cell>
          <table:table-cell table:style-name="ce175" office:value-type="string" calcext:value-type="string">
            <text:p>1 </text:p>
          </table:table-cell>
          <table:table-cell table:number-columns-repeated="17" table:style-name="ce175" office:value-type="string" calcext:value-type="string">
            <text:p>1</text:p>
          </table:table-cell>
          <table:table-cell table:style-name="ce219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11" table:style-name="ce175" office:value-type="string" calcext:value-type="string">
            <text:p>E</text:p>
          </table:table-cell>
          <table:table-cell table:number-columns-repeated="5" table:style-name="ce604" office:value-type="string" calcext:value-type="string">
            <text:p>E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580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584" office:value-type="string" calcext:value-type="string">
            <text:p>2</text:p>
          </table:table-cell>
          <table:table-cell table:number-columns-repeated="3" table:style-name="ce584" office:value-type="string" calcext:value-type="string">
            <text:p>1</text:p>
          </table:table-cell>
          <table:table-cell table:style-name="ce584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 </text:p>
          </table:table-cell>
          <table:table-cell table:style-name="ce580" office:value-type="string" calcext:value-type="string">
            <text:p>5H </text:p>
          </table:table-cell>
          <table:table-cell table:number-columns-repeated="6" table:style-name="ce582" office:value-type="string" calcext:value-type="string">
            <text:p>E</text:p>
          </table:table-cell>
          <table:table-cell table:style-name="ce60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09" office:value-type="string" calcext:value-type="string">
            <text:p>E</text:p>
          </table:table-cell>
          <table:table-cell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6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style-name="ce219" office:value-type="string" calcext:value-type="string">
            <text:p>8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HV</text:p>
          </table:table-cell>
          <table:table-cell table:style-name="ce550" office:value-type="string" calcext:value-type="string">
            <text:p>E</text:p>
          </table:table-cell>
          <table:table-cell table:style-name="ce559" office:value-type="string" calcext:value-type="string">
            <text:p>8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5" table:style-name="ce606" office:value-type="string" calcext:value-type="string">
            <text:p>E</text:p>
          </table:table-cell>
          <table:table-cell table:style-name="ce614" office:value-type="string" calcext:value-type="string">
            <text:p>E</text:p>
          </table:table-cell>
          <table:table-cell table:style-name="ce615" office:value-type="string" calcext:value-type="string">
            <text:p>5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 office:value-type="string" calcext:value-type="string">
            <text:p>B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7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V</text:p>
          </table:table-cell>
          <table:table-cell table:style-name="ce613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B</text:p>
          </table:table-cell>
          <table:table-cell table:style-name="ce619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V</text:p>
          </table:table-cell>
          <table:table-cell table:style-name="ce581" office:value-type="string" calcext:value-type="string">
            <text:p>5HV</text:p>
          </table:table-cell>
          <table:table-cell table:number-columns-repeated="6" table:style-name="ce583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 </text:p>
          </table:table-cell>
          <table:table-cell table:style-name="ce613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</text:p>
          </table:table-cell>
          <table:table-cell table:style-name="ce581" office:value-type="string" calcext:value-type="string">
            <text:p>7H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608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10" office:value-type="string" calcext:value-type="string">
            <text:p>E</text:p>
          </table:table-cell>
          <table:table-cell table:style-name="ce616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number-columns-repeated="9" table:style-name="ce579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3" table:style-name="ce551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5HV</text:p>
          </table:table-cell>
          <table:table-cell table:style-name="ce586" office:value-type="string" calcext:value-type="string">
            <text:p>A</text:p>
          </table:table-cell>
          <table:table-cell table:style-name="ce586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4" table:style-name="ce611" office:value-type="string" calcext:value-type="string">
            <text:p>E</text:p>
          </table:table-cell>
          <table:table-cell table:style-name="ce617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 office:value-type="string" calcext:value-type="string">
            <text:p>5 </text:p>
          </table:table-cell>
          <table:table-cell table:style-name="ce175" office:value-type="string" calcext:value-type="string">
            <text:p>1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8HV</text:p>
          </table:table-cell>
          <table:table-cell table:style-name="ce586" office:value-type="string" calcext:value-type="string">
            <text:p>11</text:p>
          </table:table-cell>
          <table:table-cell table:style-name="ce586" office:value-type="string" calcext:value-type="string">
            <text:p>8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5" table:style-name="ce175" office:value-type="string" calcext:value-type="string">
            <text:p>1</text:p>
          </table:table-cell>
          <table:table-cell table:style-name="ce219" office:value-type="string" calcext:value-type="string">
            <text:p>5H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587" office:value-type="string" calcext:value-type="string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8HV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H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V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203"/>
          <table:table-cell table:style-name="ce104" table:number-columns-repeated="18"/>
          <table:table-cell table:style-name="ce547"/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204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204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204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204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204"/>
          <table:table-cell table:style-name="ce476" table:number-columns-repeated="5"/>
          <table:table-cell table:style-name="ce508" table:number-columns-repeated="3"/>
          <table:table-cell table:style-name="ce508" office:value-type="string" calcext:value-type="string">
            <text:p>77</text:p>
          </table:table-cell>
          <table:table-cell table:style-name="ce508" office:value-type="string" calcext:value-type="string">
            <text:p>78</text:p>
          </table:table-cell>
          <table:table-cell table:style-name="ce508" office:value-type="string" calcext:value-type="string">
            <text:p>79</text:p>
          </table:table-cell>
          <table:table-cell table:style-name="ce508" office:value-type="string" calcext:value-type="string">
            <text:p>7A</text:p>
          </table:table-cell>
          <table:table-cell table:style-name="ce508" office:value-type="string" calcext:value-type="string">
            <text:p>7B</text:p>
          </table:table-cell>
          <table:table-cell table:style-name="ce508" office:value-type="string" calcext:value-type="string">
            <text:p>7C</text:p>
          </table:table-cell>
          <table:table-cell table:style-name="ce508" office:value-type="string" calcext:value-type="string">
            <text:p>7D</text:p>
          </table:table-cell>
          <table:table-cell table:style-name="ce508" office:value-type="string" calcext:value-type="string">
            <text:p>7E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204"/>
          <table:table-cell table:style-name="ce476" table:number-columns-repeated="5"/>
          <table:table-cell table:style-name="ce508" office:value-type="string" calcext:value-type="string">
            <text:p>7F</text:p>
          </table:table-cell>
          <table:table-cell table:style-name="ce508" office:value-type="string" calcext:value-type="string">
            <text:p>80</text:p>
          </table:table-cell>
          <table:table-cell table:style-name="ce508" office:value-type="string" calcext:value-type="string">
            <text:p>81</text:p>
          </table:table-cell>
          <table:table-cell table:style-name="ce508" office:value-type="string" calcext:value-type="string">
            <text:p>82</text:p>
          </table:table-cell>
          <table:table-cell table:style-name="ce508" office:value-type="string" calcext:value-type="string">
            <text:p>83</text:p>
          </table:table-cell>
          <table:table-cell table:style-name="ce508" office:value-type="string" calcext:value-type="string">
            <text:p>84</text:p>
          </table:table-cell>
          <table:table-cell table:style-name="ce508" office:value-type="string" calcext:value-type="string">
            <text:p>85</text:p>
          </table:table-cell>
          <table:table-cell table:style-name="ce508" office:value-type="string" calcext:value-type="string">
            <text:p>86</text:p>
          </table:table-cell>
          <table:table-cell table:style-name="ce508" office:value-type="string" calcext:value-type="string">
            <text:p>87</text:p>
          </table:table-cell>
          <table:table-cell table:style-name="ce508" office:value-type="string" calcext:value-type="string">
            <text:p>88</text:p>
          </table:table-cell>
          <table:table-cell table:style-name="ce508" office:value-type="string" calcext:value-type="string">
            <text:p>89</text:p>
          </table:table-cell>
          <table:table-cell table:style-name="ce508" office:value-type="string" calcext:value-type="string">
            <text:p>8A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204"/>
          <table:table-cell table:style-name="ce476" table:number-columns-repeated="3"/>
          <table:table-cell table:style-name="ce503" table:number-columns-repeated="2"/>
          <table:table-cell table:style-name="ce509" office:value-type="string" calcext:value-type="string">
            <text:p>8B</text:p>
          </table:table-cell>
          <table:table-cell table:style-name="ce509" office:value-type="string" calcext:value-type="string">
            <text:p>8C</text:p>
          </table:table-cell>
          <table:table-cell table:style-name="ce509" office:value-type="string" calcext:value-type="string">
            <text:p>8D</text:p>
          </table:table-cell>
          <table:table-cell table:style-name="ce509" office:value-type="string" calcext:value-type="string">
            <text:p>8E</text:p>
          </table:table-cell>
          <table:table-cell table:style-name="ce508" office:value-type="string" calcext:value-type="string">
            <text:p>8F</text:p>
          </table:table-cell>
          <table:table-cell table:style-name="ce537" office:value-type="string" calcext:value-type="string">
            <text:p>90</text:p>
          </table:table-cell>
          <table:table-cell table:style-name="ce537" office:value-type="string" calcext:value-type="string">
            <text:p>91</text:p>
          </table:table-cell>
          <table:table-cell table:style-name="ce537" office:value-type="string" calcext:value-type="string">
            <text:p>92</text:p>
          </table:table-cell>
          <table:table-cell table:style-name="ce537" office:value-type="string" calcext:value-type="string">
            <text:p>93</text:p>
          </table:table-cell>
          <table:table-cell table:style-name="ce537" office:value-type="string" calcext:value-type="string">
            <text:p>94</text:p>
          </table:table-cell>
          <table:table-cell table:style-name="ce508" office:value-type="string" calcext:value-type="string">
            <text:p>95</text:p>
          </table:table-cell>
          <table:table-cell table:style-name="ce508" office:value-type="string" calcext:value-type="string">
            <text:p>96</text:p>
          </table:table-cell>
          <table:table-cell table:style-name="Default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204"/>
          <table:table-cell table:style-name="ce476" office:value-type="string" calcext:value-type="string">
            <text:p>1B</text:p>
          </table:table-cell>
          <table:table-cell table:style-name="ce476" office:value-type="string" calcext:value-type="string">
            <text:p>1C</text:p>
          </table:table-cell>
          <table:table-cell table:style-name="ce476" office:value-type="string" calcext:value-type="string">
            <text:p>1D</text:p>
          </table:table-cell>
          <table:table-cell table:style-name="ce476" office:value-type="string" calcext:value-type="string">
            <text:p>1E</text:p>
          </table:table-cell>
          <table:table-cell table:style-name="ce476"/>
          <table:table-cell table:style-name="ce508" table:number-columns-repeated="3"/>
          <table:table-cell table:style-name="ce508" office:value-type="string" calcext:value-type="string">
            <text:p>97</text:p>
          </table:table-cell>
          <table:table-cell table:style-name="ce508" office:value-type="string" calcext:value-type="string">
            <text:p>98</text:p>
          </table:table-cell>
          <table:table-cell table:style-name="ce508" office:value-type="string" calcext:value-type="string">
            <text:p>99</text:p>
          </table:table-cell>
          <table:table-cell table:style-name="ce508" office:value-type="string" calcext:value-type="string">
            <text:p>9A</text:p>
          </table:table-cell>
          <table:table-cell table:style-name="ce508" office:value-type="string" calcext:value-type="string">
            <text:p>9B</text:p>
          </table:table-cell>
          <table:table-cell table:style-name="ce508" office:value-type="string" calcext:value-type="string">
            <text:p>9C</text:p>
          </table:table-cell>
          <table:table-cell table:style-name="ce508" office:value-type="string" calcext:value-type="string">
            <text:p>9D</text:p>
          </table:table-cell>
          <table:table-cell table:style-name="ce508" office:value-type="string" calcext:value-type="string">
            <text:p>9E</text:p>
          </table:table-cell>
          <table:table-cell table:style-name="ce508" office:value-type="string" calcext:value-type="string">
            <text:p>9F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204"/>
          <table:table-cell table:style-name="ce476" table:number-columns-repeated="5"/>
          <table:table-cell table:style-name="ce508" table:number-columns-repeated="2"/>
          <table:table-cell table:style-name="ce508" office:value-type="string" calcext:value-type="string">
            <text:p>A0</text:p>
          </table:table-cell>
          <table:table-cell table:style-name="ce508" office:value-type="string" calcext:value-type="string">
            <text:p>A1</text:p>
          </table:table-cell>
          <table:table-cell table:style-name="ce508" office:value-type="string" calcext:value-type="string">
            <text:p>A2</text:p>
          </table:table-cell>
          <table:table-cell table:style-name="ce508" office:value-type="string" calcext:value-type="string">
            <text:p>A3</text:p>
          </table:table-cell>
          <table:table-cell table:style-name="ce508" office:value-type="string" calcext:value-type="string">
            <text:p>A4</text:p>
          </table:table-cell>
          <table:table-cell table:style-name="ce50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08" office:value-type="string" calcext:value-type="string">
            <text:p>A7</text:p>
          </table:table-cell>
          <table:table-cell table:style-name="ce508" office:value-type="string" calcext:value-type="string">
            <text:p>A8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204"/>
          <table:table-cell table:style-name="ce474" table:number-columns-repeated="5"/>
          <table:table-cell table:style-name="ce510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35" office:value-type="string" calcext:value-type="string">
            <text:p>AC</text:p>
          </table:table-cell>
          <table:table-cell table:style-name="ce535" office:value-type="string" calcext:value-type="string">
            <text:p>AD</text:p>
          </table:table-cell>
          <table:table-cell table:style-name="ce535" office:value-type="string" calcext:value-type="string">
            <text:p>AE</text:p>
          </table:table-cell>
          <table:table-cell table:style-name="ce506" table:number-columns-repeated="2"/>
          <table:table-cell table:style-name="ce535" table:number-columns-repeated="4"/>
          <table:table-cell table:style-name="ce519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204"/>
          <table:table-cell table:style-name="ce478" table:number-columns-repeated="5"/>
          <table:table-cell table:style-name="ce511" office:value-type="string" calcext:value-type="string">
            <text:p>AF</text:p>
          </table:table-cell>
          <table:table-cell table:style-name="ce511" office:value-type="string" calcext:value-type="string">
            <text:p>B0</text:p>
          </table:table-cell>
          <table:table-cell table:style-name="ce512" office:value-type="string" calcext:value-type="string">
            <text:p>B1</text:p>
          </table:table-cell>
          <table:table-cell table:style-name="ce512"/>
          <table:table-cell table:style-name="ce512" office:value-type="string" calcext:value-type="string">
            <text:p>B2</text:p>
          </table:table-cell>
          <table:table-cell table:style-name="ce512" office:value-type="string" calcext:value-type="string">
            <text:p>B3</text:p>
          </table:table-cell>
          <table:table-cell table:style-name="ce512" table:number-columns-repeated="6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/>
          <table:table-cell table:style-name="ce478" table:number-columns-repeated="5"/>
          <table:table-cell table:style-name="ce512" table:number-columns-repeated="4"/>
          <table:table-cell table:style-name="ce512" office:value-type="string" calcext:value-type="string">
            <text:p>B4</text:p>
          </table:table-cell>
          <table:table-cell table:style-name="ce512" office:value-type="string" calcext:value-type="string">
            <text:p>B5</text:p>
          </table:table-cell>
          <table:table-cell table:style-name="ce512" office:value-type="string" calcext:value-type="string">
            <text:p>B6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/>
          <table:table-cell table:style-name="ce478" office:value-type="string" calcext:value-type="string">
            <text:p>5B</text:p>
          </table:table-cell>
          <table:table-cell table:style-name="ce478" office:value-type="string" calcext:value-type="string">
            <text:p>5C</text:p>
          </table:table-cell>
          <table:table-cell table:style-name="ce478" office:value-type="string" calcext:value-type="string">
            <text:p>5D</text:p>
          </table:table-cell>
          <table:table-cell table:style-name="ce478" office:value-type="string" calcext:value-type="string">
            <text:p>5E</text:p>
          </table:table-cell>
          <table:table-cell table:style-name="ce478" office:value-type="string" calcext:value-type="string">
            <text:p>5F</text:p>
          </table:table-cell>
          <table:table-cell table:style-name="ce512" table:number-columns-repeated="4"/>
          <table:table-cell table:style-name="ce512" office:value-type="string" calcext:value-type="string">
            <text:p>B7</text:p>
          </table:table-cell>
          <table:table-cell table:style-name="ce512" office:value-type="string" calcext:value-type="string">
            <text:p>B8</text:p>
          </table:table-cell>
          <table:table-cell table:style-name="ce512" office:value-type="string" calcext:value-type="string">
            <text:p>B9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/>
          <table:table-cell table:style-name="ce10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Untitled1" calcext:value="=&quot;F&quot;" calcext:base-cell-address="Map.A1"/>
          </calcext:conditional-format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">
            <calcext:condition calcext:apply-style-name="Untitled1" calcext:value="=&quot;F&quot;" calcext:base-cell-address="Map.C136"/>
          </calcext:conditional-format>
          <calcext:conditional-format calcext:target-range-address="Map.C136:Map.S140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P141:Map.T141 Map.K141:Map.M141">
            <calcext:condition calcext:apply-style-name="Untitled1" calcext:value="=&quot;F&quot;" calcext:base-cell-address="Map.K141"/>
          </calcext:conditional-format>
          <calcext:conditional-format calcext:target-range-address="Map.P141:Map.T141 Map.K141:Map.M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  <calcext:conditional-format calcext:target-range-address="Map.AD7:Map.AH9">
            <calcext:condition calcext:apply-style-name="Untitled1" calcext:value="=&quot;F&quot;" calcext:base-cell-address="Map.AD7"/>
          </calcext:conditional-format>
          <calcext:conditional-format calcext:target-range-address="Map.AD7:Map.AH9">
            <calcext:condition calcext:apply-style-name="pellet" calcext:value="=&quot;E&quot;" calcext:base-cell-address="Map.AD7"/>
          </calcext:conditional-format>
          <calcext:conditional-format calcext:target-range-address="Map.AA10:Map.AB11">
            <calcext:condition calcext:apply-style-name="Untitled1" calcext:value="=&quot;F&quot;" calcext:base-cell-address="Map.AA10"/>
          </calcext:conditional-format>
          <calcext:conditional-format calcext:target-range-address="Map.AA10:Map.AB11">
            <calcext:condition calcext:apply-style-name="pellet" calcext:value="=&quot;E&quot;" calcext:base-cell-address="Map.AA10"/>
          </calcext:conditional-format>
          <calcext:conditional-format calcext:target-range-address="Map.AE13:Map.AG15">
            <calcext:condition calcext:apply-style-name="Untitled1" calcext:value="=&quot;F&quot;" calcext:base-cell-address="Map.AE13"/>
          </calcext:conditional-format>
          <calcext:conditional-format calcext:target-range-address="Map.AE13:Map.AG15">
            <calcext:condition calcext:apply-style-name="pellet" calcext:value="=&quot;E&quot;" calcext:base-cell-address="Map.AE13"/>
          </calcext:conditional-format>
          <calcext:conditional-format calcext:target-range-address="Map.AA5:Map.AB6">
            <calcext:condition calcext:apply-style-name="Untitled1" calcext:value="=&quot;F&quot;" calcext:base-cell-address="Map.AA5"/>
          </calcext:conditional-format>
          <calcext:conditional-format calcext:target-range-address="Map.AA5:Map.AB6">
            <calcext:condition calcext:apply-style-name="pellet" calcext:value="=&quot;E&quot;" calcext:base-cell-address="Map.AA5"/>
          </calcext:conditional-format>
          <calcext:conditional-format calcext:target-range-address="Map.AD5:Map.AH5">
            <calcext:condition calcext:apply-style-name="Untitled1" calcext:value="=&quot;F&quot;" calcext:base-cell-address="Map.AD5"/>
          </calcext:conditional-format>
          <calcext:conditional-format calcext:target-range-address="Map.AD5:Map.AH5">
            <calcext:condition calcext:apply-style-name="pellet" calcext:value="=&quot;E&quot;" calcext:base-cell-address="Map.AD5"/>
          </calcext:conditional-format>
          <calcext:conditional-format calcext:target-range-address="Map.AO8:Map.AP10">
            <calcext:condition calcext:apply-style-name="Untitled1" calcext:value="=&quot;F&quot;" calcext:base-cell-address="Map.AO8"/>
          </calcext:conditional-format>
          <calcext:conditional-format calcext:target-range-address="Map.AO8:Map.AP10">
            <calcext:condition calcext:apply-style-name="pellet" calcext:value="=&quot;E&quot;" calcext:base-cell-address="Map.AO8"/>
          </calcext:conditional-format>
          <calcext:conditional-format calcext:target-range-address="Map.AL9:Map.AM10">
            <calcext:condition calcext:apply-style-name="Untitled1" calcext:value="=&quot;F&quot;" calcext:base-cell-address="Map.AL9"/>
          </calcext:conditional-format>
          <calcext:conditional-format calcext:target-range-address="Map.AL9:Map.AM10">
            <calcext:condition calcext:apply-style-name="pellet" calcext:value="=&quot;E&quot;" calcext:base-cell-address="Map.AL9"/>
          </calcext:conditional-format>
          <calcext:conditional-format calcext:target-range-address="Map.AI4:Map.AM4">
            <calcext:condition calcext:apply-style-name="Untitled1" calcext:value="=&quot;F&quot;" calcext:base-cell-address="Map.AI4"/>
          </calcext:conditional-format>
          <calcext:conditional-format calcext:target-range-address="Map.AI4:Map.AM4">
            <calcext:condition calcext:apply-style-name="pellet" calcext:value="=&quot;E&quot;" calcext:base-cell-address="Map.AI4"/>
          </calcext:conditional-format>
          <calcext:conditional-format calcext:target-range-address="Map.X7:Map.X9">
            <calcext:condition calcext:apply-style-name="Untitled1" calcext:value="=&quot;F&quot;" calcext:base-cell-address="Map.X7"/>
          </calcext:conditional-format>
          <calcext:conditional-format calcext:target-range-address="Map.X7:Map.X9">
            <calcext:condition calcext:apply-style-name="pellet" calcext:value="=&quot;E&quot;" calcext:base-cell-address="Map.X7"/>
          </calcext:conditional-format>
          <calcext:conditional-format calcext:target-range-address="Map.AC6:Map.AH6">
            <calcext:condition calcext:apply-style-name="Untitled1" calcext:value="=&quot;F&quot;" calcext:base-cell-address="Map.AC6"/>
          </calcext:conditional-format>
          <calcext:conditional-format calcext:target-range-address="Map.AC6:Map.AH6">
            <calcext:condition calcext:apply-style-name="pellet" calcext:value="=&quot;E&quot;" calcext:base-cell-address="Map.AC6"/>
          </calcext:conditional-format>
          <calcext:conditional-format calcext:target-range-address="Map.AI6:Map.AI6">
            <calcext:condition calcext:apply-style-name="Untitled1" calcext:value="=&quot;F&quot;" calcext:base-cell-address="Map.AI6"/>
          </calcext:conditional-format>
          <calcext:conditional-format calcext:target-range-address="Map.AI6:Map.AI6">
            <calcext:condition calcext:apply-style-name="pellet" calcext:value="=&quot;E&quot;" calcext:base-cell-address="Map.AI6"/>
          </calcext:conditional-format>
          <calcext:conditional-format calcext:target-range-address="Map.Z7:Map.AC7">
            <calcext:condition calcext:apply-style-name="Untitled1" calcext:value="=&quot;F&quot;" calcext:base-cell-address="Map.Z7"/>
          </calcext:conditional-format>
          <calcext:conditional-format calcext:target-range-address="Map.Z7:Map.AC7">
            <calcext:condition calcext:apply-style-name="pellet" calcext:value="=&quot;E&quot;" calcext:base-cell-address="Map.Z7"/>
          </calcext:conditional-format>
          <calcext:conditional-format calcext:target-range-address="Map.AK6:Map.AN6">
            <calcext:condition calcext:apply-style-name="Untitled1" calcext:value="=&quot;F&quot;" calcext:base-cell-address="Map.AK6"/>
          </calcext:conditional-format>
          <calcext:conditional-format calcext:target-range-address="Map.AK6:Map.AN6">
            <calcext:condition calcext:apply-style-name="pellet" calcext:value="=&quot;E&quot;" calcext:base-cell-address="Map.AK6"/>
          </calcext:conditional-format>
          <calcext:conditional-format calcext:target-range-address="Map.AN8:Map.AN8">
            <calcext:condition calcext:apply-style-name="Untitled1" calcext:value="=&quot;F&quot;" calcext:base-cell-address="Map.AN8"/>
          </calcext:conditional-format>
          <calcext:conditional-format calcext:target-range-address="Map.AN8:Map.AN8">
            <calcext:condition calcext:apply-style-name="pellet" calcext:value="=&quot;E&quot;" calcext:base-cell-address="Map.AN8"/>
          </calcext:conditional-format>
          <calcext:conditional-format calcext:target-range-address="Map.AI8:Map.AM8">
            <calcext:condition calcext:apply-style-name="Untitled1" calcext:value="=&quot;F&quot;" calcext:base-cell-address="Map.AI8"/>
          </calcext:conditional-format>
          <calcext:conditional-format calcext:target-range-address="Map.AI8:Map.AM8">
            <calcext:condition calcext:apply-style-name="pellet" calcext:value="=&quot;E&quot;" calcext:base-cell-address="Map.AI8"/>
          </calcext:conditional-format>
          <calcext:conditional-format calcext:target-range-address="Map.Z9:Map.AC9">
            <calcext:condition calcext:apply-style-name="Untitled1" calcext:value="=&quot;F&quot;" calcext:base-cell-address="Map.Z9"/>
          </calcext:conditional-format>
          <calcext:conditional-format calcext:target-range-address="Map.Z9:Map.AC9">
            <calcext:condition calcext:apply-style-name="pellet" calcext:value="=&quot;E&quot;" calcext:base-cell-address="Map.Z9"/>
          </calcext:conditional-format>
          <calcext:conditional-format calcext:target-range-address="Map.AO11:Map.AO11">
            <calcext:condition calcext:apply-style-name="Untitled1" calcext:value="=&quot;F&quot;" calcext:base-cell-address="Map.AO11"/>
          </calcext:conditional-format>
          <calcext:conditional-format calcext:target-range-address="Map.AO11:Map.AO11">
            <calcext:condition calcext:apply-style-name="pellet" calcext:value="=&quot;E&quot;" calcext:base-cell-address="Map.AO11"/>
          </calcext:conditional-format>
          <calcext:conditional-format calcext:target-range-address="Map.AK11:Map.AN11">
            <calcext:condition calcext:apply-style-name="Untitled1" calcext:value="=&quot;F&quot;" calcext:base-cell-address="Map.AK11"/>
          </calcext:conditional-format>
          <calcext:conditional-format calcext:target-range-address="Map.AK11:Map.AN11">
            <calcext:condition calcext:apply-style-name="pellet" calcext:value="=&quot;E&quot;" calcext:base-cell-address="Map.AK11"/>
          </calcext:conditional-format>
          <calcext:conditional-format calcext:target-range-address="Map.AO13:Map.AO13">
            <calcext:condition calcext:apply-style-name="Untitled1" calcext:value="=&quot;F&quot;" calcext:base-cell-address="Map.AO13"/>
          </calcext:conditional-format>
          <calcext:conditional-format calcext:target-range-address="Map.AO13:Map.AO13">
            <calcext:condition calcext:apply-style-name="pellet" calcext:value="=&quot;E&quot;" calcext:base-cell-address="Map.AO13"/>
          </calcext:conditional-format>
          <calcext:conditional-format calcext:target-range-address="Map.AK13:Map.AN13">
            <calcext:condition calcext:apply-style-name="Untitled1" calcext:value="=&quot;F&quot;" calcext:base-cell-address="Map.AK13"/>
          </calcext:conditional-format>
          <calcext:conditional-format calcext:target-range-address="Map.AK13:Map.AN13">
            <calcext:condition calcext:apply-style-name="pellet" calcext:value="=&quot;E&quot;" calcext:base-cell-address="Map.AK13"/>
          </calcext:conditional-format>
          <calcext:conditional-format calcext:target-range-address="Map.AI10:Map.AI10 Map.AI12:Map.AI12">
            <calcext:condition calcext:apply-style-name="Untitled1" calcext:value="=&quot;F&quot;" calcext:base-cell-address="Map.AI10"/>
          </calcext:conditional-format>
          <calcext:conditional-format calcext:target-range-address="Map.AI10:Map.AI10 Map.AI12:Map.AI12">
            <calcext:condition calcext:apply-style-name="pellet" calcext:value="=&quot;E&quot;" calcext:base-cell-address="Map.AI10"/>
          </calcext:conditional-format>
          <calcext:conditional-format calcext:target-range-address="Map.AI11:Map.AI11">
            <calcext:condition calcext:apply-style-name="Untitled1" calcext:value="=&quot;F&quot;" calcext:base-cell-address="Map.AI11"/>
          </calcext:conditional-format>
          <calcext:conditional-format calcext:target-range-address="Map.AI11:Map.AI11">
            <calcext:condition calcext:apply-style-name="pellet" calcext:value="=&quot;E&quot;" calcext:base-cell-address="Map.AI11"/>
          </calcext:conditional-format>
          <calcext:conditional-format calcext:target-range-address="Map.AC10:Map.AH10">
            <calcext:condition calcext:apply-style-name="Untitled1" calcext:value="=&quot;F&quot;" calcext:base-cell-address="Map.AC10"/>
          </calcext:conditional-format>
          <calcext:conditional-format calcext:target-range-address="Map.AC10:Map.AH10">
            <calcext:condition calcext:apply-style-name="pellet" calcext:value="=&quot;E&quot;" calcext:base-cell-address="Map.AC10"/>
          </calcext:conditional-format>
          <calcext:conditional-format calcext:target-range-address="Map.Z12:Map.AH12">
            <calcext:condition calcext:apply-style-name="Untitled1" calcext:value="=&quot;F&quot;" calcext:base-cell-address="Map.Z12"/>
          </calcext:conditional-format>
          <calcext:conditional-format calcext:target-range-address="Map.Z12:Map.AH12">
            <calcext:condition calcext:apply-style-name="pellet" calcext:value="=&quot;E&quot;" calcext:base-cell-address="Map.Z12"/>
          </calcext:conditional-format>
          <calcext:conditional-format calcext:target-range-address="Map.X13:Map.Z13">
            <calcext:condition calcext:apply-style-name="Untitled1" calcext:value="=&quot;F&quot;" calcext:base-cell-address="Map.X13"/>
          </calcext:conditional-format>
          <calcext:conditional-format calcext:target-range-address="Map.X13:Map.Z13">
            <calcext:condition calcext:apply-style-name="pellet" calcext:value="=&quot;E&quot;" calcext:base-cell-address="Map.X13"/>
          </calcext:conditional-format>
          <calcext:conditional-format calcext:target-range-address="Map.Z10:Map.Z11">
            <calcext:condition calcext:apply-style-name="Untitled1" calcext:value="=&quot;F&quot;" calcext:base-cell-address="Map.Z10"/>
          </calcext:conditional-format>
          <calcext:conditional-format calcext:target-range-address="Map.Z10:Map.Z11">
            <calcext:condition calcext:apply-style-name="pellet" calcext:value="=&quot;E&quot;" calcext:base-cell-address="Map.Z10"/>
          </calcext:conditional-format>
          <calcext:conditional-format calcext:target-range-address="Map.H142:Map.I142">
            <calcext:condition calcext:apply-style-name="Untitled1" calcext:value="=&quot;F&quot;" calcext:base-cell-address="Map.H142"/>
          </calcext:conditional-format>
          <calcext:conditional-format calcext:target-range-address="Map.H142:Map.I142">
            <calcext:condition calcext:apply-style-name="pellet" calcext:value="=&quot;E&quot;" calcext:base-cell-address="Map.H142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22:08:58.304051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5T02:13:45.581157725</dc:date>
    <meta:editing-cycles>269</meta:editing-cycles>
    <meta:editing-duration>P2DT22H2M14S</meta:editing-duration>
    <meta:document-statistic meta:table-count="4" meta:cell-count="2624" meta:object-count="0"/>
  </office:meta>
</office:document-meta>
</file>